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Calibri" style:font-family-asian="Calibri" style:font-family-complex="Calibri" fo:background-color="transparent" style:use-window-font-color="true"/>
    </style:style>
    <style:style style:name="T3" style:family="text">
      <style:text-properties fo:font-size="24.00pt" fo:font-weight="bold" fo:font-family="Calibri" style:font-family-asian="Calibri" style:font-family-complex="Calibri" fo:background-color="transparent" style:use-window-font-color="true"/>
    </style:style>
    <style:style style:name="T4" style:family="text">
      <style:text-properties fo:font-size="24.00pt" fo:font-weight="bold" fo:font-family="Calibri" style:font-family-asian="Calibri" style:font-family-complex="Calibri" fo:background-color="transparent" style:use-window-font-color="true"/>
    </style:style>
    <style:style style:name="T5" style:family="text">
      <style:text-properties fo:font-size="24.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12.00pt" fo:margin-bottom="6.00pt"/>
    </style:style>
    <style:style style:name="P3" style:family="paragraph">
      <style:paragraph-properties fo:line-height="100.00%" fo:text-align="left"/>
    </style:style>
    <style:style style:name="P4" style:family="paragraph">
      <style:paragraph-properties fo:line-height="115.00%" fo:text-align="left" fo:margin-bottom="7.00pt"/>
    </style:style>
    <style:style style:name="P5" style:family="paragraph">
      <style:paragraph-properties fo:line-height="100.00%" fo:text-align="left" fo:margin-bottom="7.00pt"/>
    </style:style>
    <style:style style:name="P6" style:family="paragraph">
      <style:paragraph-properties fo:line-height="115.00%" fo:text-align="left" fo:margin-bottom="7.00pt"/>
    </style:style>
  </office:automatic-styles>
  <office:body>
    <office:text>
      <text:p text:style-name="P1"><text:span text:style-name="T1"/></text:p>
      <text:p text:style-name="P1"><text:span text:style-name="T1"/></text:p>
      <text:p text:style-name="P1"><text:span text:style-name="T1"/></text:p>
      <text:p text:style-name="P1"><text:span text:style-name="T2">ToDo &amp; Co<text:s/></text:span><text:span text:style-name="T3">–</text:span><text:span text:style-name="T4"><text:s/>TodoList</text:span></text:p>
      <text:p text:style-name="P1"><text:span text:style-name="T5">Réduction de la dette technique</text:span></text:p>
      <text:p text:style-name="P1"><text:span text:style-name="T6"/></text:p>
      <text:p text:style-name="P2"><text:span text:style-name="T6"/></text:p>
      <text:p text:style-name="P3"><text:span text:style-name="T7">1 Plan de réduction de la dette technique</text:span></text:p>
      <text:p text:style-name="P4"><text:span text:style-name="T8"/></text:p>
      <text:p text:style-name="P4"><text:span text:style-name="T9">La demande initiale :</text:span></text:p>
      <text:p text:style-name="P4"><text:span text:style-name="T10">Faire un état des lieux de la dette technique de l’application afin de pérenniser son développement.</text:span></text:p>
      <text:p text:style-name="P4"><text:span text:style-name="T11"/></text:p>
      <text:p text:style-name="P4"><text:span text:style-name="T12">Mon plan pour reduire la dette technique :</text:span></text:p>
      <text:p text:style-name="P4"><text:span text:style-name="T12">Version SF LTS</text:span></text:p>
      <text:p text:style-name="P4"><text:span text:style-name="T13">Tout d'abord, la version du projet de base de symfony n'était plus supporté car c'etait une veille version (3), donc la migration vers<text:s text:c="2"/>une version LTS de Symfony est obligatoire. </text:span></text:p>
      <text:p text:style-name="P4"><text:span text:style-name="T14">Structure / depreciations</text:span></text:p>
      <text:p text:style-name="P4"><text:span text:style-name="T15">Une fois cette migration effectuée et donc les librairies mis à jour, Il faudra s'assurer qu'aucune dépéciations n'est présente et que notre structure / configuration de fichier Symfony soit correctement établis pour cette version LTS, nous pourront ensuite corrigé toutes les dépréciations indiquées par l'outil de profiling Symfony. </text:span></text:p>
      <text:p text:style-name="P4"><text:span text:style-name="T16">Tests et Assertions</text:span></text:p>
      <text:p text:style-name="P4"><text:span text:style-name="T17">Une fois les dépréciations corrigées, il est obligatoire de mettre en place des tests unitaires afin de tester les entitées ainsi que des test fonctionnelles afin de tester nos controlleur.</text:span></text:p>
      <text:p text:style-name="P4"><text:span text:style-name="T17">Ses tests devront êtres écrits pour les fonctionnalitées déja existantes, mais aussi pour de futures nouvelles fonctionnalitées. </text:span></text:p>
      <text:p text:style-name="P4"><text:span text:style-name="T17">Des assertions devront êtres présentes dans nos tests afin de s'assurer du bon fonctionnement de ceux ci (comme par exemple, verifier que la route obtenu en redirection après la soumission d'un formulaire soit bien la route attendu).</text:span></text:p>
      <text:p text:style-name="P5"><draw:frame text:anchor-type="as-char" svg:width="152.40mm" svg:height="108.21mm" style:rel-width="scale" style:rel-height="scale"><draw:object-ole xlink:href="OleObj1"/><draw:image xlink:href="ObjectReplacements/OleObj1"/></draw:frame><text:span text:style-name="T18"/></text:p>
      <text:p text:style-name="P6"><text:span text:style-name="T18"/></text:p>
      <text:p text:style-name="P6"><text:span text:style-name="T19">Qualité de code</text:span></text:p>
      <text:p text:style-name="P6"><text:span text:style-name="T20">Il est aussi important d'effectuer un suivie de la qualité du code avec un outil de suivie automatisé de révision de code, comme Codacy / Code climate afin de s'assurer du respect des normes de qualité de code et des meilleures pratiques de sécurité à chaque commit ou pull requet du projet.</text:span></text:p>
      <text:p text:style-name="P6"><text:span text:style-name="T21"/></text:p>
      <text:p text:style-name="P6"><text:span text:style-name="T22">Suivie de performance</text:span></text:p>
      <text:p text:style-name="P6"><text:span text:style-name="T23">Il est aussi important de suivre son projet à travers un outil permettant d’avoir des métriques pour s'assurer d'une bonne évolution des performances de l'application. Symfony fournis son propre outil de profiling en environement de developpement, Blackfire pourrat être installé pour le passage en production</text:span></text:p>
      <text:p text:style-name="P6"><text:span text:style-name="T23"/></text:p>
      <text:p text:style-name="P6"><text:span text:style-name="T24">Outils d'intégration Continue</text:span></text:p>
      <text:p text:style-name="P6"><text:span text:style-name="T25">L'utilisation d'un outil d'intégration continue comme Travis CI serait un plus, afin de relancer les tests automatiquement à chaque commit et donc de s'assurer qu'une nouvelle fonctionnalitée ne met pas en péril les tests. Cela ferait gagner du temps et donc réduirait la dette techniqu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